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b2a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@LearnYourLand" text:style-name="Internet_20_link" text:visited-style-name="Visited_20_Internet_20_Link">https://www.youtube.com/@LearnYourLand</text:a></text:p>
      <text:p text:style-name="Standard"/>
      <text:p text:style-name="Standard"/>
      <text:p text:style-name="Standard"><text:a xlink:type="simple" xlink:href="https://www.facebook.com/groups/1077063118988550" text:style-name="Internet_20_link" text:visited-style-name="Visited_20_Internet_20_Link">https://www.facebook.com/groups/1077063118988550</text:a> <text:s/>← <text:span text:style-name="T1">Pennsylvania Mushroom Hunters</text:span></text:p>
      <text:p text:style-name="Standard"/>
      <text:p text:style-name="Standard"><text:a xlink:type="simple" xlink:href="https://wpamushroomclub.org/" text:style-name="Internet_20_link" text:visited-style-name="Visited_20_Internet_20_Link">https://wpamushroomclub.org</text:a> ← <text:span text:style-name="T1">Western Pennsylvania Mushroom Club</text:span></text:p>
      <text:p text:style-name="Standard"/>
      <text:p text:style-name="Standard"><text:a xlink:type="simple" xlink:href="https://paulstamets.com/" text:style-name="Internet_20_link" text:visited-style-name="Visited_20_Internet_20_Link">https://paulstamets.com</text:a> → <text:s/><text:span text:style-name="T1">Paul Stamet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3:43:08.440259746</meta:creation-date>
    <dc:date>2024-04-13T13:48:14.347373293</dc:date>
    <meta:editing-duration>PT5M11S</meta:editing-duration>
    <meta:editing-cycles>1</meta:editing-cycles>
    <meta:document-statistic meta:table-count="0" meta:image-count="0" meta:object-count="0" meta:page-count="1" meta:paragraph-count="4" meta:word-count="16" meta:character-count="222" meta:non-whitespace-character-count="208"/>
    <meta:generator>LibreOffice/7.3.7.2$Linux_X86_64 LibreOffice_project/30$Build-2</meta:generator>
  </office:meta>
</office:document-meta>
</file>